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.009cm" fo:break-before="auto" style:use-optimal-row-height="true"/>
    </style:style>
    <style:style style:name="ro7" style:family="table-row">
      <style:table-row-properties style:row-height="1.101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5_13-33-1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5_16-17-04_000.jpg</text:p>
          </table:table-cell>
          <table:table-cell table:style-name="ce4" office:value-type="string">
            <text:p>:m 1*3 / math / topic=数論, about=(-a*p+b*q=q,or,p)となるための、各変数の範囲は何か；いくつかの変数に、順々に、値を入れる；前回のN項目③,other=character:a-b-c-dそれぞれについて,id=19ZB:s-3 / N~</text:p>
          </table:table-cell>
          <table:table-cell table:style-name="ce19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3]=&quot;&quot;;[.C3];CONCATENATE([.C3];&quot; / &quot;;[.E3]))" office:value-type="string" office:string-value=":m 1*3 / math / topic=数論, about=(-a*p+b*q=q,or,p)となるための、各変数の範囲は何か；いくつかの変数に、順々に、値を入れる；前回のN項目③,other=character:a-b-c-dそれぞれについて,id=19ZB:s-3 / N~">
            <text:p>:m 1*3 / math / topic=数論, about=(-a*p+b*q=q,or,p)となるための、各変数の範囲は何か；いくつかの変数に、順々に、値を入れる；前回のN項目③,other=character:a-b-c-dそれぞれについて,id=19ZB:s-3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5_16-17-22_000.jpg</text:p>
          </table:table-cell>
          <table:table-cell table:style-name="ce4" office:value-type="string">
            <text:p>:m 2-3*3 / math / topic=数論：(-a*p+b*q=q,or,p)となるための、各変数の範囲は何か, about=いくつかの変数に、順々に、値を入れる；,other=obs+;q+,id=19ZB:s-3 / N+</text:p>
          </table:table-cell>
          <table:table-cell table:style-name="ce19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8" table:formula="of:=IF([.E4]=&quot;&quot;;[.C4];CONCATENATE([.C4];&quot; / &quot;;[.E4]))" office:value-type="string" office:string-value=":m 2-3*3 / math / topic=数論：(-a*p+b*q=q,or,p)となるための、各変数の範囲は何か, about=いくつかの変数に、順々に、値を入れる；,other=obs+;q+,id=19ZB:s-3 / N+">
            <text:p>:m 2-3*3 / math / topic=数論：(-a*p+b*q=q,or,p)となるための、各変数の範囲は何か, about=いくつかの変数に、順々に、値を入れる；,other=obs+;q+,id=19ZB:s-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5_17-57-56_000.jpg</text:p>
          </table:table-cell>
          <table:table-cell table:style-name="ce4" office:value-type="string">
            <text:p>:m RES 1*2 / free# JVEMV6 68#_94:2 68#_95:1 / 68. theoretical-physics(tp) / w=~,topics=uniqueness;manner-of-proving,other=q+:(∃!n);,s=~,i=~,doc=r-6-2~9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8" table:formula="of:=IF([.E5]=&quot;&quot;;[.C5];CONCATENATE([.C5];&quot; / &quot;;[.E5]))" office:value-type="string" office:string-value=":m RES 1*2 / free# JVEMV6 68#_94:2 68#_95:1 / 68. theoretical-physics(tp) / w=~,topics=uniqueness;manner-of-proving,other=q+:(∃!n);,s=~,i=~,doc=r-6-2~9">
            <text:p>:m RES 1*2 / free# JVEMV6 68#_94:2 68#_95:1 / 68. theoretical-physics(tp) / w=~,topics=uniqueness;manner-of-proving,other=q+:(∃!n);,s=~,i=~,doc=r-6-2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5_17-58-41_000.jpg</text:p>
          </table:table-cell>
          <table:table-cell table:style-name="ce4" office:value-type="string">
            <text:p>:m RES 2*2 / free# JVEMV6 68#_94:2 68#_95:1 / 68. theoretical-physics(tp) / w=(∃x∀y(P(y)⇔y=x)),topics=uniqueness;manner-of-proving,other=~,s=~,i=~,doc=r-6-2~9</text:p>
          </table:table-cell>
          <table:table-cell table:style-name="ce19"/>
          <table:table-cell table:style-name="ce4"/>
          <table:table-cell table:style-name="ce4" office:value-type="string">
            <text:p>N-35-35-28.450012 E-139-34-49.270019</text:p>
          </table:table-cell>
          <table:table-cell table:style-name="ce38" table:formula="of:=IF([.E6]=&quot;&quot;;[.C6];CONCATENATE([.C6];&quot; / &quot;;[.E6]))" office:value-type="string" office:string-value=":m RES 2*2 / free# JVEMV6 68#_94:2 68#_95:1 / 68. theoretical-physics(tp) / w=(∃x∀y(P(y)⇔y=x)),topics=uniqueness;manner-of-proving,other=~,s=~,i=~,doc=r-6-2~9">
            <text:p>:m RES 2*2 / free# JVEMV6 68#_94:2 68#_95:1 / 68. theoretical-physics(tp) / w=(∃x∀y(P(y)⇔y=x)),topics=uniqueness;manner-of-proving,other=~,s=~,i=~,doc=r-6-2~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5_20-44-54_000.jpg</text:p>
          </table:table-cell>
          <table:table-cell table:style-name="ce4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834533 E-139-34-49.929199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6_03-29-4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62854 E-139-34-48.830566</text:p>
          </table:table-cell>
          <table:table-cell table:style-name="ce38" table:formula="of:=IF([.E8]=&quot;&quot;;[.C8];CONCATENATE([.C8];&quot; / &quot;;[.E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6_03-29-5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587341 E-139-34-49.160156</text:p>
          </table:table-cell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16_09-48-46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16_09-48-52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4" office:value-type="string">
            <text:p>2021-09-16_10-04-04_000.jpg</text:p>
          </table:table-cell>
          <table:table-cell table:style-name="ce4" office:value-type="string">
            <text:p>:m 1-2*3 / math / topic=数論：自乗すると０になる、そんな数, about=,other=~,id=4U18:s-1 / N~</text:p>
            <text:p><text:span text:style-name="T1">لا</text:span></text:p>
          </table:table-cell>
          <table:table-cell table:style-name="ce18"/>
          <table:table-cell table:style-name="ce4"/>
          <table:table-cell table:style-name="ce4" office:value-type="string">
            <text:p>N-35-35-30.66101 E-139-34-47.62207</text:p>
          </table:table-cell>
          <table:table-cell table:style-name="ce38" table:formula="of:=IF([.E12]=&quot;&quot;;[.C12];CONCATENATE([.C12];&quot; / &quot;;[.E12]))" office:value-type="string" office:string-value=":m 1-2*3 / math / topic=数論：自乗すると０になる、そんな数, about=,other=~,id=4U18:s-1 / N~&#10;لا">
            <text:p>:m 1-2*3 / math / topic=数論：自乗すると０になる、そんな数, about=,other=~,id=4U18:s-1 / N~<text:line-break/>ل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4" office:value-type="string">
            <text:p>2021-09-16_10-04-28_000.jpg</text:p>
          </table:table-cell>
          <table:table-cell table:style-name="ce4" office:value-type="string">
            <text:p>:m 3*3 / math / topic=数論：自乗すると０になる、そんな数, about=,other=~,id=4U18:s-1 / N+</text:p>
            <text:p><text:span text:style-name="T1">لا</text:span>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8" table:formula="of:=IF([.E13]=&quot;&quot;;[.C13];CONCATENATE([.C13];&quot; / &quot;;[.E13]))" office:value-type="string" office:string-value=":m 3*3 / math / topic=数論：自乗すると０になる、そんな数, about=,other=~,id=4U18:s-1 / N+&#10;لا">
            <text:p>:m 3*3 / math / topic=数論：自乗すると０になる、そんな数, about=,other=~,id=4U18:s-1 / N+<text:line-break/>ل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02_18-53-57_000.mid</text:p>
          </table:table-cell>
          <table:table-cell table:style-name="ce8" office:value-type="string">
            <text:p>:in-mid / app=perfect-piano / 演奏、play / id-2021-09-02_18-53-57_000.mid / other=follow-0829</text:p>
          </table:table-cell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in-mid / app=perfect-piano / 演奏、play / id-2021-09-02_18-53-57_000.mid / other=follow-0829">
            <text:p>:in-mid / app=perfect-piano / 演奏、play / id-2021-09-02_18-53-57_000.mid / other=follow-0829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9-08_07-22-36_000.mid</text:p>
          </table:table-cell>
          <table:table-cell table:style-name="ce8" office:value-type="string">
            <text:p>:in-mid / app=perfect-piano / 演奏、play / id-2021-09-08_07-22-36_000.mid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in-mid / app=perfect-piano / 演奏、play / id-2021-09-08_07-22-36_000.mid / category=~,inst=shino,for=~,genre=~">
            <text:p>:in-mid / app=perfect-piano / 演奏、play / id-2021-09-08_07-22-36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5_19-33-59_000.mid</text:p>
          </table:table-cell>
          <table:table-cell table:style-name="ce8" office:value-type="string">
            <text:p>:in-mid / app=perfect-piano / 演奏、play / id-2021-09-15_19-33-59_000.mid / category=~,inst=shino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in-mid / app=perfect-piano / 演奏、play / id-2021-09-15_19-33-59_000.mid / category=~,inst=shino,for=~,genre=~">
            <text:p>:in-mid / app=perfect-piano / 演奏、play / id-2021-09-15_19-33-59_000.mid / category=~,inst=shino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2021/09/16</text:date>, <text:time>11:21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6T11:21:41.76</dc:date>
    <dc:creator>iwabuchi ken</dc:creator>
    <meta:editing-duration>P37DT42M31S</meta:editing-duration>
    <meta:editing-cycles>13342</meta:editing-cycles>
    <meta:document-statistic meta:table-count="1" meta:cell-count="458" meta:object-count="0"/>
  </office:meta>
</office:document-meta>
</file>